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 table:number-rows-repeated="104741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N1138:peru.S116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4:55:05.341962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5T14:56:09.331303331</dc:date>
    <dc:creator>Jesus Castagnetto</dc:creator>
    <meta:editing-duration>PT11H59M58S</meta:editing-duration>
    <meta:editing-cycles>87</meta:editing-cycles>
    <meta:generator>LibreOffice/6.4.2.2$Linux_X86_64 LibreOffice_project/40$Build-2</meta:generator>
    <meta:document-statistic meta:table-count="1" meta:cell-count="7826" meta:object-count="0"/>
  </office:meta>
</office:document-meta>
</file>